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4"/>
    <style:style style:name="ce6" style:family="table-cell" style:parent-style-name="Default" style:data-style-name="N10"/>
    <style:style style:name="ce7" style:family="table-cell" style:parent-style-name="Default" style:data-style-name="N3"/>
    <style:style style:name="ce8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Benchmark Analys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ised run time: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second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Perl</text:p>
          </table:table-cell>
          <table:table-cell table:style-name="ce1"/>
          <table:table-cell table:style-name="ce1" office:value-type="string" calcext:value-type="string">
            <text:p>Raku Port</text:p>
          </table:table-cell>
          <table:table-cell table:style-name="ce1" office:value-type="string" calcext:value-type="string">
            <text:p>Raku Nativ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ce2" office:value-type="float" office:value="73928043" calcext:value-type="float">
            <text:p>73,928,043</text:p>
          </table:table-cell>
          <table:table-cell/>
          <table:table-cell table:style-name="ce7" office:value-type="float" office:value="1823708" calcext:value-type="float">
            <text:p>1,823,708</text:p>
          </table:table-cell>
          <table:table-cell/>
          <table:table-cell table:style-name="ce7" office:value-type="float" office:value="96744" calcext:value-type="float">
            <text:p>96,744</text:p>
          </table:table-cell>
          <table:table-cell table:style-name="ce7" office:value-type="float" office:value="358423" calcext:value-type="float">
            <text:p>358,423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Run 1</text:p>
          </table:table-cell>
          <table:table-cell table:style-name="ce4" office:value-type="float" office:value="58.83" calcext:value-type="float">
            <text:p>58.83</text:p>
          </table:table-cell>
          <table:table-cell/>
          <table:table-cell table:style-name="ce4" office:value-type="float" office:value="59.6" calcext:value-type="float">
            <text:p>59.60</text:p>
          </table:table-cell>
          <table:table-cell/>
          <table:table-cell table:style-name="ce4" office:value-type="float" office:value="56.17" calcext:value-type="float">
            <text:p>56.17</text:p>
          </table:table-cell>
          <table:table-cell table:style-name="ce4" office:value-type="float" office:value="58.34" calcext:value-type="float">
            <text:p>58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2</text:p>
          </table:table-cell>
          <table:table-cell table:style-name="ce4" office:value-type="float" office:value="58.66" calcext:value-type="float">
            <text:p>58.66</text:p>
          </table:table-cell>
          <table:table-cell/>
          <table:table-cell table:style-name="ce4" office:value-type="float" office:value="58.59" calcext:value-type="float">
            <text:p>58.59</text:p>
          </table:table-cell>
          <table:table-cell/>
          <table:table-cell table:style-name="ce4" office:value-type="float" office:value="55.63" calcext:value-type="float">
            <text:p>55.63</text:p>
          </table:table-cell>
          <table:table-cell table:style-name="ce4" office:value-type="float" office:value="59.17" calcext:value-type="float">
            <text:p>59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3</text:p>
          </table:table-cell>
          <table:table-cell table:style-name="ce4" office:value-type="float" office:value="58.57" calcext:value-type="float">
            <text:p>58.57</text:p>
          </table:table-cell>
          <table:table-cell/>
          <table:table-cell table:style-name="ce4" office:value-type="float" office:value="59.68" calcext:value-type="float">
            <text:p>59.68</text:p>
          </table:table-cell>
          <table:table-cell/>
          <table:table-cell table:style-name="ce4" office:value-type="float" office:value="55.57" calcext:value-type="float">
            <text:p>55.57</text:p>
          </table:table-cell>
          <table:table-cell table:style-name="ce4" office:value-type="float" office:value="57.04" calcext:value-type="float">
            <text:p>57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4</text:p>
          </table:table-cell>
          <table:table-cell table:style-name="ce4" office:value-type="float" office:value="58.84" calcext:value-type="float">
            <text:p>58.84</text:p>
          </table:table-cell>
          <table:table-cell/>
          <table:table-cell table:style-name="ce4" office:value-type="float" office:value="57.7" calcext:value-type="float">
            <text:p>57.70</text:p>
          </table:table-cell>
          <table:table-cell/>
          <table:table-cell table:style-name="ce4" office:value-type="float" office:value="57.83" calcext:value-type="float">
            <text:p>57.83</text:p>
          </table:table-cell>
          <table:table-cell table:style-name="ce4" office:value-type="float" office:value="59.18" calcext:value-type="float">
            <text:p>59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n 5</text:p>
          </table:table-cell>
          <table:table-cell table:style-name="ce4" office:value-type="float" office:value="58.96" calcext:value-type="float">
            <text:p>58.96</text:p>
          </table:table-cell>
          <table:table-cell/>
          <table:table-cell table:style-name="ce4" office:value-type="float" office:value="57.7" calcext:value-type="float">
            <text:p>57.70</text:p>
          </table:table-cell>
          <table:table-cell/>
          <table:table-cell table:style-name="ce4" office:value-type="float" office:value="57.57" calcext:value-type="float">
            <text:p>57.57</text:p>
          </table:table-cell>
          <table:table-cell table:style-name="ce4" office:value-type="float" office:value="59.13" calcext:value-type="float">
            <text:p>59.1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time</text:p>
          </table:table-cell>
          <table:table-cell table:style-name="ce4" table:formula="of:=SUM([.B10:.B14])/COUNT([.B10:.B14])" office:value-type="float" office:value="58.772" calcext:value-type="float">
            <text:p>58.77</text:p>
          </table:table-cell>
          <table:table-cell/>
          <table:table-cell table:style-name="ce4" table:formula="of:=SUM([.D10:.D14])/COUNT([.D10:.D14])" office:value-type="float" office:value="58.654" calcext:value-type="float">
            <text:p>58.65</text:p>
          </table:table-cell>
          <table:table-cell/>
          <table:table-cell table:style-name="ce4" table:formula="of:=SUM([.F10:.F14])/COUNT([.F10:.F14])" office:value-type="float" office:value="56.554" calcext:value-type="float">
            <text:p>56.55</text:p>
          </table:table-cell>
          <table:table-cell table:style-name="ce4" table:formula="of:=SUM([.G10:.G14])/COUNT([.G10:.G14])" office:value-type="float" office:value="58.572" calcext:value-type="float">
            <text:p>58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. Dev.</text:p>
          </table:table-cell>
          <table:table-cell table:style-name="ce5" table:formula="of:=STDEV([.B10:.B14])" office:value-type="float" office:value="0.155467038307161" calcext:value-type="float">
            <text:p>0.16</text:p>
          </table:table-cell>
          <table:table-cell/>
          <table:table-cell table:style-name="ce5" table:formula="of:=STDEV([.D10:.D14])" office:value-type="float" office:value="0.971071573057309" calcext:value-type="float">
            <text:p>0.97</text:p>
          </table:table-cell>
          <table:table-cell/>
          <table:table-cell table:style-name="ce5" table:formula="of:=STDEV([.F10:.F14])" office:value-type="float" office:value="1.0758624447391" calcext:value-type="float">
            <text:p>1.08</text:p>
          </table:table-cell>
          <table:table-cell table:style-name="ce5" table:formula="of:=STDEV([.G10:.G14])" office:value-type="float" office:value="0.927291755597989" calcext:value-type="float">
            <text:p>0.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ev %</text:p>
          </table:table-cell>
          <table:table-cell table:style-name="ce6" table:formula="of:=[.B17]/[.B16]" office:value-type="percentage" office:value="0.00264525689626286" calcext:value-type="percentage">
            <text:p>0%</text:p>
          </table:table-cell>
          <table:table-cell/>
          <table:table-cell table:style-name="ce6" table:formula="of:=[.D17]/[.D16]" office:value-type="percentage" office:value="0.0165559309349287" calcext:value-type="percentage">
            <text:p>2%</text:p>
          </table:table-cell>
          <table:table-cell/>
          <table:table-cell table:style-name="ce6" table:formula="of:=[.F17]/[.F16]" office:value-type="percentage" office:value="0.019023631303517" calcext:value-type="percentage">
            <text:p>2%</text:p>
          </table:table-cell>
          <table:table-cell table:style-name="ce6" table:formula="of:=[.G17]/[.G16]" office:value-type="percentage" office:value="0.0158316560062485" calcext:value-type="percentage">
            <text:p>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t. Iters</text:p>
          </table:table-cell>
          <table:table-cell table:style-name="ce7" table:formula="of:=([.$C$4]/[.B16])*[.B8]" office:value-type="float" office:value="75472717.9609338" calcext:value-type="float">
            <text:p>75,472,718</text:p>
          </table:table-cell>
          <table:table-cell/>
          <table:table-cell table:style-name="ce7" table:formula="of:=([.$C$4]/[.D16])*[.D8]" office:value-type="float" office:value="1865558.7001739" calcext:value-type="float">
            <text:p>1,865,559</text:p>
          </table:table-cell>
          <table:table-cell/>
          <table:table-cell table:style-name="ce7" table:formula="of:=([.$C$4]/[.F16])*[.F8]" office:value-type="float" office:value="102638.893800615" calcext:value-type="float">
            <text:p>102,639</text:p>
          </table:table-cell>
          <table:table-cell table:style-name="ce7" table:formula="of:=([.$C$4]/[.G16])*[.G8]" office:value-type="float" office:value="367161.442327392" calcext:value-type="float">
            <text:p>367,16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μsec/iter</text:p>
          </table:table-cell>
          <table:table-cell table:style-name="ce8" table:formula="of:=([.B16]/[.B8])*1000000" office:value-type="float" office:value="0.79498925732418" calcext:value-type="float">
            <text:p>0.7950</text:p>
          </table:table-cell>
          <table:table-cell/>
          <table:table-cell table:style-name="ce8" table:formula="of:=([.D16]/[.D8])*1000000" office:value-type="float" office:value="32.161946978354" calcext:value-type="float">
            <text:p>32.1619</text:p>
          </table:table-cell>
          <table:table-cell/>
          <table:table-cell table:style-name="ce8" table:formula="of:=([.F16]/[.F8])*1000000" office:value-type="float" office:value="584.573720334078" calcext:value-type="float">
            <text:p>584.5737</text:p>
          </table:table-cell>
          <table:table-cell table:style-name="ce8" table:formula="of:=([.G16]/[.G8])*1000000" office:value-type="float" office:value="163.415852219305" calcext:value-type="float">
            <text:p>163.41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vs. C</text:p>
          </table:table-cell>
          <table:table-cell table:number-columns-repeated="2"/>
          <table:table-cell table:style-name="ce4" table:formula="of:=[.D22]/[.$B$22]" office:value-type="float" office:value="40.4558258895303" calcext:value-type="float">
            <text:p>40.46</text:p>
          </table:table-cell>
          <table:table-cell/>
          <table:table-cell table:style-name="ce4" table:formula="of:=[.F22]/[.$B$22]" office:value-type="float" office:value="735.322792035793" calcext:value-type="float">
            <text:p>735.32</text:p>
          </table:table-cell>
          <table:table-cell table:style-name="ce4" table:formula="of:=[.G22]/[.$B$22]" office:value-type="float" office:value="205.557308748221" calcext:value-type="float">
            <text:p>205.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vs. Perl</text:p>
          </table:table-cell>
          <table:table-cell table:number-columns-repeated="4"/>
          <table:table-cell table:style-name="ce4" table:formula="of:=[.F22]/[.$D$22]" office:value-type="float" office:value="18.1759431643711" calcext:value-type="float">
            <text:p>18.18</text:p>
          </table:table-cell>
          <table:table-cell table:style-name="ce4" table:formula="of:=[.G22]/[.$D$22]" office:value-type="float" office:value="5.08103108090095" calcext:value-type="float">
            <text:p>5.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5:23:55.694624484</meta:creation-date>
    <dc:date>2021-09-23T17:09:10.342552278</dc:date>
    <meta:editing-duration>PT1H34M12S</meta:editing-duration>
    <meta:editing-cycles>26</meta:editing-cycles>
    <meta:generator>LibreOffice/6.4.7.2$Linux_X86_64 LibreOffice_project/40$Build-2</meta:generator>
    <meta:document-statistic meta:table-count="1" meta:cell-count="70" meta:object-count="0"/>
  </office:meta>
</office:document-meta>
</file>